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2.1563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0.3543in"/>
    </style:style>
    <style:style style:name="co5" style:family="table-column">
      <style:table-column-properties fo:break-before="auto" style:column-width="2.3335in"/>
    </style:style>
    <style:style style:name="co6" style:family="table-column">
      <style:table-column-properties fo:break-before="auto" style:column-width="1.5626in"/>
    </style:style>
    <style:style style:name="co7" style:family="table-column">
      <style:table-column-properties fo:break-before="auto" style:column-width="2.0728in"/>
    </style:style>
    <style:style style:name="co8" style:family="table-column">
      <style:table-column-properties fo:break-before="auto" style:column-width="3.0417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2.0626in"/>
    </style:style>
    <style:style style:name="co11" style:family="table-column">
      <style:table-column-properties fo:break-before="auto" style:column-width="1.9898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3.5417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0.7602in"/>
    </style:style>
    <style:style style:name="co19" style:family="table-column">
      <style:table-column-properties fo:break-before="auto" style:column-width="0.8437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1.4898in"/>
    </style:style>
    <style:style style:name="co22" style:family="table-column">
      <style:table-column-properties fo:break-before="auto" style:column-width="1.416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417in"/>
    </style:style>
    <style:style style:name="co25" style:family="table-column">
      <style:table-column-properties fo:break-before="auto" style:column-width="2.3437in"/>
    </style:style>
    <style:style style:name="co26" style:family="table-column">
      <style:table-column-properties fo:break-before="auto" style:column-width="2.1252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Input" style:data-style-name="N0">
      <style:table-cell-properties fo:background-color="#ffcc99" style:text-align-source="fix" style:repeat-content="false" fo:border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5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none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000000" fo:background-color="#ddebf7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" style:family="table-cell" style:parent-style-name="Excel_20_Built-in_20_Input" style:data-style-name="N0">
      <style:table-cell-properties fo:border-bottom="none" fo:background-color="#ffcc99" style:text-align-source="fix" style:repeat-content="false" fo:border-left="none" fo:border-right="0.06pt solid #000000" fo:border-top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f2f2f2"/>
      <style:text-properties fo:color="#3f3f3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style:font-size-asian="14pt" style:font-size-complex="14pt"/>
    </style:style>
    <style:style style:name="gr1" style:family="graphic" style:parent-style-name="Note">
      <style:graphic-properties fo:min-height="0.448in" draw:shadow-offset-x="0.0394in" draw:shadow-offset-y="0.0394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" table:default-cell-style-name="ce20"/>
        <table:table-column table:style-name="co28" table:number-columns-repeated="16356"/>
        <table:table-row table:style-name="ro1">
          <table:table-cell table:style-name="ce2" office:value-type="string" calcext:value-type="string">
            <text:p>CSV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Darf leer sein?</text:p>
          </table:table-cell>
          <table:table-cell table:style-name="ce2" office:value-type="string" calcext:value-type="string">
            <text:p>Formatvorgabe</text:p>
          </table:table-cell>
          <table:table-cell table:style-name="ce3" office:value-type="string" calcext:value-type="string">
            <text:p>Beispiel</text:p>
          </table:table-cell>
          <table:table-cell table:style-name="ce4" office:value-type="string" calcext:value-type="string">
            <office:annotation draw:style-name="gr1" svg:width="0.8228in" svg:height="1.1059in" svg:x="10.6874in" svg:y="0in" draw:caption-point-x="8.5689in" draw:caption-point-y="0.0039in">
              <dc:date>2025-10-23T15:24:00</dc:date>
              <text:p>Comment:</text:p>
              <text:p><text:s text:c="4"/>Bitte hier die Einsatznummer speichern. </text:p>
            </office:annotation>
            <text:p>encounter_num</text:p>
          </table:table-cell>
          <table:table-cell table:style-name="ce4" office:value-type="string" calcext:value-type="string">
            <office:annotation draw:style-name="gr1" svg:width="0.8228in" svg:height="1.1059in" svg:x="11.8126in" svg:y="0in" draw:caption-point-x="9.5169in" draw:caption-point-y="0.0039in">
              <dc:date>2025-10-23T15:24:00</dc:date>
              <text:p>Comment:</text:p>
              <text:p><text:s text:c="4"/>Bitte hier auch die Einsatznummer einfügen </text:p>
            </office:annotation>
            <text:p>patient_num</text:p>
          </table:table-cell>
          <table:table-cell table:style-name="ce4" office:value-type="string" calcext:value-type="string">
            <text:p>concept_cd</text:p>
          </table:table-cell>
          <table:table-cell table:style-name="ce4" office:value-type="string" calcext:value-type="string">
            <text:p>priovider_id</text:p>
          </table:table-cell>
          <table:table-cell table:style-name="ce4" office:value-type="string" calcext:value-type="string">
            <text:p>start_date</text:p>
          </table:table-cell>
          <table:table-cell table:style-name="ce4" office:value-type="string" calcext:value-type="string">
            <text:p>modifier_cd</text:p>
          </table:table-cell>
          <table:table-cell table:style-name="ce4" office:value-type="string" calcext:value-type="string">
            <text:p>instance_num</text:p>
          </table:table-cell>
          <table:table-cell table:style-name="ce4" office:value-type="string" calcext:value-type="string">
            <text:p>valtype_cd</text:p>
          </table:table-cell>
          <table:table-cell table:style-name="ce4" office:value-type="string" calcext:value-type="string">
            <text:p>tval_char</text:p>
          </table:table-cell>
          <table:table-cell table:style-name="ce4" office:value-type="string" calcext:value-type="string">
            <text:p>nval_num</text:p>
          </table:table-cell>
          <table:table-cell table:style-name="ce4" office:value-type="string" calcext:value-type="string">
            <text:p>valueflag_cd</text:p>
          </table:table-cell>
          <table:table-cell table:style-name="ce4" office:value-type="string" calcext:value-type="string">
            <text:p>quantity_num</text:p>
          </table:table-cell>
          <table:table-cell table:style-name="ce4" office:value-type="string" calcext:value-type="string">
            <text:p>units_cd</text:p>
          </table:table-cell>
          <table:table-cell table:style-name="ce4" office:value-type="string" calcext:value-type="string">
            <text:p>end_date</text:p>
          </table:table-cell>
          <table:table-cell table:style-name="ce4" office:value-type="string" calcext:value-type="string">
            <text:p>location_cd</text:p>
          </table:table-cell>
          <table:table-cell table:style-name="ce4" office:value-type="string" calcext:value-type="string">
            <text:p>observation_blob</text:p>
          </table:table-cell>
          <table:table-cell table:style-name="ce4" office:value-type="string" calcext:value-type="string">
            <text:p>confidence_num</text:p>
          </table:table-cell>
          <table:table-cell table:style-name="ce4" office:value-type="string" calcext:value-type="string">
            <text:p>update_date</text:p>
          </table:table-cell>
          <table:table-cell table:style-name="ce4" office:value-type="string" calcext:value-type="string">
            <text:p>download_date</text:p>
          </table:table-cell>
          <table:table-cell table:style-name="ce4" office:value-type="string" calcext:value-type="string">
            <text:p>import_date</text:p>
          </table:table-cell>
          <table:table-cell table:style-name="ce4" office:value-type="string" calcext:value-type="string">
            <text:p>sourcesystem_cd</text:p>
          </table:table-cell>
          <table:table-cell table:style-name="ce4" office:value-type="string" calcext:value-type="string">
            <text:p>upload_id</text:p>
          </table:table-cell>
          <table:table-cell table:style-name="ce4" office:value-type="string" calcext:value-type="string">
            <text:p>text_search_index</text:p>
          </table:table-cell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nummer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10-stellige Zahl (1-24(Jahr)-0-xxxxxx / 6-stellige Zahl xxxxxx</text:p>
          </table:table-cell>
          <table:table-cell table:number-columns-repeated="3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I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0175014" calcext:value-type="float">
            <text:p>123017501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a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A / A + 2-stellige Zahl / F / H / K / L / N / P / T / U / Ü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TYPE:{einsatzart}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_tex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rankentranspor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TX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rankentranspor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_erstes_klingel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FIRSTRING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erstes_klingel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9" office:value-type="string" calcext:value-type="string">
            <text:p>einsatzdaten.csv</text:p>
          </table:table-cell>
          <table:table-cell table:style-name="ce9" office:value-type="string" calcext:value-type="string">
            <text:p>uhr_annahme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14-stellige Zahl (YYYYmmddHHMMSS)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CCEP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annahme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satz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ädteregion 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ädteregion 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" calcext:value-type="float">
            <text:p>1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bjek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BC-Krankenkaus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BC-Krankenkaus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11" office:value-type="string" calcext:value-type="string">
            <text:p>einsatzdaten.csv</text:p>
          </table:table-cell>
          <table:table-cell table:style-name="ce11" office:value-type="string" calcext:value-type="string">
            <text:p>zielort</text:p>
          </table:table-cell>
          <table:table-cell table:style-name="ce11" office:value-type="string" calcext:value-type="string">
            <text:p>Ja</text:p>
          </table:table-cell>
          <table:table-cell table:style-name="ce11"/>
          <table:table-cell table:style-name="ce5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ür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ür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Hürtgenwal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Hürtgenwal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s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Vossenac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ossenack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456" calcext:value-type="float">
            <text:p>45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bjec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eniorenheim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eniorenheim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diagno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urm 1 Hilfeleistung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IAGNOS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urm 1 Hilfeleistung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bemerkung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Marienstation / sitzen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OMMEN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arienstation / sitzen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Flo-Ac6-KTW-1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NAM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lo-Ac6-KTW-1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KTW / RTW / NEF / LNA / LF / HLF / KLF / GW / LF / HAB / PTLF / DLK / KdoW / GW-A / GW-TIER / MTF / KEF / ELW</text:p>
          </table:table-cell>
          <table:table-cell table:style-name="ce5" office:value-type="string" calcext:value-type="string">
            <text:p>KTW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TYPE:{ty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alarm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LER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alarm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3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3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3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4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4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4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7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7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7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8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8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8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1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1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2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2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2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</text:p>
          </table:table-cell>
          <table:table-cell table:style-name="ce12" table:number-columns-repeated="6"/>
          <table:table-cell table:style-name="ce12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script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Script1</text:p>
          </table:table-cell>
          <table:table-cell table:style-name="ce12" table:number-columns-repeated="5"/>
          <table:table-cell table:style-name="ce12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scriptV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1.00</text:p>
          </table:table-cell>
          <table:table-cell table:style-name="ce12" table:number-columns-repeated="5"/>
          <table:table-cell table:style-name="ce14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 table:number-rows-repeated="2">
          <table:table-cell table:number-columns-repeated="19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office:value-type="string" calcext:value-type="string">
            <text:p>MAPPING ARE NOT READY</text:p>
          </table:table-cell>
          <table:table-cell table:number-columns-repeated="18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Einsatznummer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10-stellige Zahl</text:p>
          </table:table-cell>
          <table:table-cell table:style-name="ce16" office:value-type="float" office:value="1230175014" calcext:value-type="float">
            <text:p>123017501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AS</text:p>
          </table:table-cell>
          <table:table-cell table:style-name="ce16" table:number-columns-repeated="10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ax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Vor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ustermann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Geburtsdatum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8-stellige Zahl YYYYmmdd</text:p>
          </table:table-cell>
          <table:table-cell table:style-name="ce16" office:value-type="float" office:value="36526" calcext:value-type="float">
            <text:p>36526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2" table:number-rows-repeated="1048527">
          <table:table-cell table:number-columns-repeated="28"/>
          <table:table-cell table:style-name="ce20" table:number-columns-repeated="16356"/>
        </table:table-row>
        <table:table-row table:style-name="ro2">
          <table:table-cell table:number-columns-repeated="28"/>
          <table:table-cell table:style-name="ce20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/>
    <meta:creation-date>2025-09-23T07:49:08Z</meta:creation-date>
    <dc:date>2025-10-23T15:26:13.379754586</dc:date>
    <meta:editing-cycles>3</meta:editing-cycles>
    <meta:editing-duration>PT1M32S</meta:editing-duration>
    <meta:document-statistic meta:table-count="1" meta:cell-count="792" meta:object-count="0"/>
  </office:meta>
</office:document-meta>
</file>